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1.6516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1.9681in"/>
    </style:style>
    <style:style style:name="co15" style:family="table-column">
      <style:table-column-properties fo:break-before="auto" style:column-width="0.9744in"/>
    </style:style>
    <style:style style:name="co16" style:family="table-column">
      <style:table-column-properties fo:break-before="auto" style:column-width="1.0161in"/>
    </style:style>
    <style:style style:name="co17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2689in"/>
    </style:style>
    <style:style style:name="co22" style:family="table-column">
      <style:table-column-properties fo:break-before="auto" style:column-width="1.4965in"/>
    </style:style>
    <style:style style:name="co23" style:family="table-column">
      <style:table-column-properties fo:break-before="auto" style:column-width="1.1811in"/>
    </style:style>
    <style:style style:name="co24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1.0484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1.0398in"/>
    </style:style>
    <style:style style:name="co29" style:family="table-column">
      <style:table-column-properties fo:break-before="auto" style:column-width="1.1161in"/>
    </style:style>
    <style:style style:name="co30" style:family="table-column">
      <style:table-column-properties fo:break-before="auto" style:column-width="1.1598in"/>
    </style:style>
    <style:style style:name="co31" style:family="table-column">
      <style:table-column-properties fo:break-before="auto" style:column-width="1.3437in"/>
    </style:style>
    <style:style style:name="co32" style:family="table-column">
      <style:table-column-properties fo:break-before="auto" style:column-width="2.4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style:font-size-asian="10pt" style:font-size-complex="10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</style:style>
    <style:style style:name="ce5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8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LT1956</text:p>
          </table:table-cell>
          <table:table-cell table:number-columns-repeated="3"/>
          <table:table-cell office:value-type="string">
            <text:p>Cree L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mA</text:p>
          </table:table-cell>
          <table:table-cell table:style-name="ce2" office:value-type="string">
            <text:p>Vf_I</text:p>
          </table:table-cell>
          <table:table-cell table:style-name="ce2" office:value-type="string">
            <text:p>Vf x 3</text:p>
          </table:table-cell>
          <table:table-cell table:style-name="ce4" office:value-type="string">
            <text:p>Watts</text:p>
          </table:table-cell>
        </table:table-row>
        <table:table-row table:style-name="ro1">
          <table:table-cell/>
          <table:table-cell office:value-type="string">
            <text:p>Feedback Resistors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2.8">
            <text:p>2.8</text:p>
          </table:table-cell>
          <table:table-cell table:formula="of:=[.F5]*3" office:value-type="float" office:value="8.4">
            <text:p>8.4</text:p>
          </table:table-cell>
          <table:table-cell table:formula="of:=[.G5]*[.E5]/1000" office:value-type="float" office:value="2.94">
            <text:p>2.94</text:p>
          </table:table-cell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office:value-type="float" office:value="400">
            <text:p>400</text:p>
          </table:table-cell>
          <table:table-cell office:value-type="float" office:value="2.875">
            <text:p>2.875</text:p>
          </table:table-cell>
          <table:table-cell table:formula="of:=[.F6]*3" office:value-type="float" office:value="8.625">
            <text:p>8.625</text:p>
          </table:table-cell>
          <table:table-cell table:formula="of:=[.G6]*[.E6]/1000" office:value-type="float" office:value="3.45">
            <text:p>3.45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4990">
            <text:p>4990</text:p>
          </table:table-cell>
          <table:table-cell office:value-type="string">
            <text:p>ohm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.93">
            <text:p>2.93</text:p>
          </table:table-cell>
          <table:table-cell table:style-name="ce3" table:formula="of:=[.F7]*3" office:value-type="float" office:value="8.79">
            <text:p>8.79</text:p>
          </table:table-cell>
          <table:table-cell table:formula="of:=[.G7]*[.E7]/1000" office:value-type="float" office:value="4.395">
            <text:p>4.395</text:p>
          </table:table-cell>
        </table:table-row>
        <table:table-row table:style-name="ro1">
          <table:table-cell/>
          <table:table-cell office:value-type="string">
            <text:p>R1</text:p>
          </table:table-cell>
          <table:table-cell table:formula="of:=[.C7]*([.C6]-1.22)/1.22" office:value-type="float" office:value="31821.4754098361">
            <text:p>31821.4754098361</text:p>
          </table:table-cell>
          <table:table-cell office:value-type="string">
            <text:p>ohm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table:formula="of:=[.F8]*3" office:value-type="float" office:value="9">
            <text:p>9</text:p>
          </table:table-cell>
          <table:table-cell table:formula="of:=[.G8]*[.E8]/1000" office:value-type="float" office:value="5.4">
            <text:p>5.4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M3406HV" table:style-name="ta1" table:print="false">
        <table:table-column table:style-name="co1" table:default-cell-style-name="ce1"/>
        <table:table-column table:style-name="co29" table:default-cell-style-name="ce1"/>
        <table:table-column table:style-name="co7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6" table:default-cell-style-name="ce1"/>
        <table:table-row table:style-name="ro1">
          <table:table-cell table:style-name="ce24" office:value-type="string">
            <text:p>Type</text:p>
          </table:table-cell>
          <table:table-cell table:style-name="ce24" office:value-type="string">
            <text:p>Variable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Description/Units</text:p>
          </table:table-cell>
          <table:table-cell table:style-name="ce24" office:value-type="string">
            <text:p>more unit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45" office:value-type="string">
            <text:p>Vd</text:p>
          </table:table-cell>
          <table:table-cell table:style-name="ce31" office:value-type="float" office:value="0.65">
            <text:p>0.65</text:p>
          </table:table-cell>
          <table:table-cell table:style-name="ce31" office:value-type="string">
            <text:p>schottky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4" office:value-type="string">
            <text:p>Vin</text:p>
          </table:table-cell>
          <table:table-cell table:style-name="ce48" office:value-type="float" office:value="52">
            <text:p>52.00</text:p>
          </table:table-cell>
          <table:table-cell table:style-name="ce25" office:value-type="string">
            <text:p>V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4" office:value-type="string">
            <text:p>Vo</text:p>
          </table:table-cell>
          <table:table-cell table:style-name="ce48" office:value-type="float" office:value="10">
            <text:p>10.00</text:p>
          </table:table-cell>
          <table:table-cell table:style-name="ce25" office:value-type="string">
            <text:p>V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/>
          <table:table-cell table:style-name="ce24" office:value-type="string">
            <text:p>Rdson</text:p>
          </table:table-cell>
          <table:table-cell table:style-name="ce25" office:value-type="float" office:value="0.75">
            <text:p>0.75</text:p>
          </table:table-cell>
          <table:table-cell table:style-name="ce25" office:value-type="string">
            <text:p>ohm</text:p>
          </table:table-cell>
          <table:table-cell table:style-name="ce25"/>
          <table:table-cell table:number-columns-repeated="2"/>
          <table:table-cell table:style-name="ce25" office:value-type="string">
            <text:p>Amps Spec:</text:p>
          </table:table-cell>
          <table:table-cell table:style-name="ce31" office:value-type="float" office:value="0.55">
            <text:p>0.55</text:p>
          </table:table-cell>
          <table:table-cell table:style-name="ce31" office:value-type="float" office:value="0.74">
            <text:p>0.7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1">
            <text:p>1.1</text:p>
          </table:table-cell>
          <table:table-cell table:style-name="ce31" office:value-type="float" office:value="1.25">
            <text:p>1.25</text:p>
          </table:table-cell>
          <table:table-cell table:style-name="ce31" office:value-type="float" office:value="1.5">
            <text:p>1.5</text:p>
          </table:table-cell>
          <table:table-cell table:number-columns-repeated="1009"/>
          <table:table-cell table:style-name="Default"/>
        </table:table-row>
        <table:table-row table:style-name="ro2">
          <table:table-cell table:style-name="ce25" office:value-type="string">
            <text:p>independent</text:p>
          </table:table-cell>
          <table:table-cell table:style-name="ce45" office:value-type="string">
            <text:p>If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</text:p>
          </table:table-cell>
          <table:table-cell table:style-name="ce25"/>
          <table:table-cell table:number-columns-repeated="2"/>
          <table:table-cell table:style-name="ce25" office:value-type="string">
            <text:p>Rsns</text:p>
          </table:table-cell>
          <table:table-cell table:style-name="ce25" office:value-type="float" office:value="0.36">
            <text:p>0.36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0.2">
            <text:p>0.2</text:p>
          </table:table-cell>
          <table:table-cell table:style-name="ce25" office:value-type="float" office:value="0.182">
            <text:p>0.182</text:p>
          </table:table-cell>
          <table:table-cell table:style-name="ce25" office:value-type="float" office:value="0.16">
            <text:p>0.16</text:p>
          </table:table-cell>
          <table:table-cell table:style-name="ce25" office:value-type="float" office:value="0.133">
            <text:p>0.133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5"/>
          <table:table-cell table:style-name="ce24" office:value-type="string">
            <text:p>Vsw</text:p>
          </table:table-cell>
          <table:table-cell table:style-name="ce25" table:formula="of:=[.C5]*[.C6]" office:value-type="float" office:value="0.75">
            <text:p>0.75</text:p>
          </table:table-cell>
          <table:table-cell table:style-name="ce25" office:value-type="string">
            <text:p>V</text:p>
          </table:table-cell>
          <table:table-cell table:style-name="ce25"/>
          <table:table-cell table:number-columns-repeated="2"/>
          <table:table-cell table:style-name="ce25" office:value-type="string">
            <text:p>CoMin (uF)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.2">
            <text:p>6.2</text:p>
          </table:table-cell>
          <table:table-cell table:style-name="ce25" office:value-type="float" office:value="5.23">
            <text:p>5.23</text:p>
          </table:table-cell>
          <table:table-cell table:style-name="ce25" office:value-type="float" office:value="4.1">
            <text:p>4.1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5"/>
          <table:table-cell table:style-name="ce45" office:value-type="string">
            <text:p>D</text:p>
          </table:table-cell>
          <table:table-cell table:style-name="ce49" table:formula="of:=([.C4]+[.C2])/([.C3]-[.C7]+[.C2])" office:value-type="float" office:value="0.205202312138728">
            <text:p>0.205</text:p>
          </table:table-cell>
          <table:table-cell table:style-name="ce31" office:value-type="string">
            <text:p>duty cycle</text:p>
          </table:table-cell>
          <table:table-cell table:style-name="ce25"/>
          <table:table-cell table:number-columns-repeated="2"/>
          <table:table-cell table:style-name="ce25" office:value-type="string">
            <text:p>CinMin (uF)</text:p>
          </table:table-cell>
          <table:table-cell table:style-name="ce25" office:value-type="float" office:value="0.12">
            <text:p>0.12</text:p>
          </table:table-cell>
          <table:table-cell table:style-name="ce25" office:value-type="float" office:value="0.16">
            <text:p>0.16</text:p>
          </table:table-cell>
          <table:table-cell table:style-name="ce25" office:value-type="float" office:value="0.23">
            <text:p>0.23</text:p>
          </table:table-cell>
          <table:table-cell table:style-name="ce25" office:value-type="float" office:value="0.25">
            <text:p>0.25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0.35">
            <text:p>0.35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5"/>
          <table:table-cell table:style-name="ce45" office:value-type="string">
            <text:p>Rsns</text:p>
          </table:table-cell>
          <table:table-cell table:style-name="ce49" table:formula="of:=0.2/[.C6]" office:value-type="float" office:value="0.2">
            <text:p>0.200</text:p>
          </table:table-cell>
          <table:table-cell table:style-name="ce31" office:value-type="string">
            <text:p>ohm</text:p>
          </table:table-cell>
          <table:table-cell table:style-name="ce25"/>
          <table:table-cell table:number-columns-repeated="2"/>
          <table:table-cell table:style-name="ce25" office:value-type="string">
            <text:p>Watts</text:p>
          </table:table-cell>
          <table:table-cell table:style-name="ce25" table:formula="of:=[.$C$4]*[.I5]" office:value-type="float" office:value="5.5">
            <text:p>5.5</text:p>
          </table:table-cell>
          <table:table-cell table:style-name="ce25" table:formula="of:=[.$C$4]*[.J5]" office:value-type="float" office:value="7.4">
            <text:p>7.4</text:p>
          </table:table-cell>
          <table:table-cell table:style-name="ce25" table:formula="of:=[.$C$4]*[.K5]" office:value-type="float" office:value="10">
            <text:p>10</text:p>
          </table:table-cell>
          <table:table-cell table:style-name="ce25" office:value-type="float" office:value="10.12">
            <text:p>10.12</text:p>
          </table:table-cell>
          <table:table-cell table:style-name="ce25" office:value-type="float" office:value="11.5">
            <text:p>11.5</text:p>
          </table:table-cell>
          <table:table-cell table:style-name="ce25" office:value-type="float" office:value="13.8">
            <text:p>13.8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25"/>
          <table:table-cell table:style-name="ce46" office:value-type="string">
            <text:p>Psns</text:p>
          </table:table-cell>
          <table:table-cell table:style-name="ce50" table:formula="of:=[.C9]*[.C6]^2" office:value-type="float" office:value="0.2">
            <text:p>0.200</text:p>
          </table:table-cell>
          <table:table-cell table:style-name="ce47" office:value-type="string">
            <text:p>W</text:p>
          </table:table-cell>
          <table:table-cell table:style-name="ce25"/>
          <table:table-cell table:number-columns-repeated="2"/>
          <table:table-cell table:style-name="ce25" office:value-type="string">
            <text:p>warm white lumens</text:p>
          </table:table-cell>
          <table:table-cell table:style-name="ce25" office:value-type="float" office:value="450">
            <text:p>450</text:p>
          </table:table-cell>
          <table:table-cell table:style-name="ce25" office:value-type="float" office:value="570">
            <text:p>570</text:p>
          </table:table-cell>
          <table:table-cell table:style-name="ce25" office:value-type="float" office:value="705">
            <text:p>705</text:p>
          </table:table-cell>
          <table:table-cell table:style-name="ce25" office:value-type="float" office:value="780">
            <text:p>780</text:p>
          </table:table-cell>
          <table:table-cell table:style-name="ce25" office:value-type="float" office:value="855">
            <text:p>855</text:p>
          </table:table-cell>
          <table:table-cell table:style-name="ce25" office:value-type="float" office:value="975">
            <text:p>975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46" office:value-type="string">
            <text:p>Vsns</text:p>
          </table:table-cell>
          <table:table-cell table:style-name="ce50" table:formula="of:=[.C6]*[.C9]" office:value-type="float" office:value="0.2">
            <text:p>0.200</text:p>
          </table:table-cell>
          <table:table-cell table:style-name="ce47" office:value-type="string">
            <text:p>V</text:p>
          </table:table-cell>
          <table:table-cell table:style-name="ce25"/>
          <table:table-cell/>
          <table:table-cell table:style-name="ce57"/>
          <table:table-cell table:style-name="ce25" office:value-type="string">
            <text:p>cold white lumens</text:p>
          </table:table-cell>
          <table:table-cell table:style-name="ce25" office:value-type="float" office:value="585">
            <text:p>585</text:p>
          </table:table-cell>
          <table:table-cell table:style-name="ce25" office:value-type="float" office:value="741">
            <text:p>741</text:p>
          </table:table-cell>
          <table:table-cell table:style-name="ce25" office:value-type="float" office:value="916">
            <text:p>916</text:p>
          </table:table-cell>
          <table:table-cell table:style-name="ce25" office:value-type="float" office:value="1014">
            <text:p>1014</text:p>
          </table:table-cell>
          <table:table-cell table:style-name="ce25" office:value-type="float" office:value="1112">
            <text:p>1112</text:p>
          </table:table-cell>
          <table:table-cell table:style-name="ce25" office:value-type="float" office:value="1268">
            <text:p>1268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46" office:value-type="string">
            <text:p>Vled</text:p>
          </table:table-cell>
          <table:table-cell table:style-name="ce50" table:formula="of:=[.C4]-[.C11]" office:value-type="float" office:value="9.8">
            <text:p>9.800</text:p>
          </table:table-cell>
          <table:table-cell table:style-name="ce47" office:value-type="string">
            <text:p>V</text:p>
          </table:table-cell>
          <table:table-cell table:style-name="ce25"/>
          <table:table-cell table:number-columns-repeated="2"/>
          <table:table-cell table:style-name="ce25" office:value-type="string">
            <text:p>warm white lumens/Watt</text:p>
          </table:table-cell>
          <table:table-cell table:style-name="ce58" table:formula="of:=[.I10]/[.I$9]" office:value-type="float" office:value="81.8181818181818">
            <text:p>82</text:p>
          </table:table-cell>
          <table:table-cell table:style-name="ce58" table:formula="of:=[.J10]/[.J$9]" office:value-type="float" office:value="77.027027027027">
            <text:p>77</text:p>
          </table:table-cell>
          <table:table-cell table:style-name="ce58" table:formula="of:=[.K10]/[.K$9]" office:value-type="float" office:value="70.5">
            <text:p>71</text:p>
          </table:table-cell>
          <table:table-cell table:style-name="ce58" table:formula="of:=[.L10]/[.L$9]" office:value-type="float" office:value="77.0750988142293">
            <text:p>77</text:p>
          </table:table-cell>
          <table:table-cell table:style-name="ce58" table:formula="of:=[.M10]/[.M$9]" office:value-type="float" office:value="74.3478260869565">
            <text:p>74</text:p>
          </table:table-cell>
          <table:table-cell table:style-name="ce58" table:formula="of:=[.N10]/[.N$9]" office:value-type="float" office:value="70.6521739130435">
            <text:p>71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5" office:value-type="string">
            <text:p>Id</text:p>
          </table:table-cell>
          <table:table-cell table:style-name="ce51" table:formula="of:=(1-[.C8])*[.C6]" office:value-type="float" office:value="0.794797687861272">
            <text:p>0.79</text:p>
          </table:table-cell>
          <table:table-cell table:style-name="ce25" office:value-type="string">
            <text:p>A</text:p>
          </table:table-cell>
          <table:table-cell table:style-name="ce25"/>
          <table:table-cell table:number-columns-repeated="2"/>
          <table:table-cell table:style-name="ce25" office:value-type="string">
            <text:p>cold white lumens/Watt</text:p>
          </table:table-cell>
          <table:table-cell table:style-name="ce58" table:formula="of:=[.I11]/[.I$9]" office:value-type="float" office:value="106.363636363636">
            <text:p>106</text:p>
          </table:table-cell>
          <table:table-cell table:style-name="ce58" table:formula="of:=[.J11]/[.J$9]" office:value-type="float" office:value="100.135135135135">
            <text:p>100</text:p>
          </table:table-cell>
          <table:table-cell table:style-name="ce58" table:formula="of:=[.K11]/[.K$9]" office:value-type="float" office:value="91.6">
            <text:p>92</text:p>
          </table:table-cell>
          <table:table-cell table:style-name="ce58" table:formula="of:=[.L11]/[.L$9]" office:value-type="float" office:value="100.197628458498">
            <text:p>100</text:p>
          </table:table-cell>
          <table:table-cell table:style-name="ce58" table:formula="of:=[.M11]/[.M$9]" office:value-type="float" office:value="96.6956521739131">
            <text:p>97</text:p>
          </table:table-cell>
          <table:table-cell table:style-name="ce58" table:formula="of:=[.N11]/[.N$9]" office:value-type="float" office:value="91.8840579710145">
            <text:p>92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5" office:value-type="string">
            <text:p>Pd</text:p>
          </table:table-cell>
          <table:table-cell table:style-name="ce51" table:formula="of:=[.C2]*[.C13]" office:value-type="float" office:value="0.516618497109827">
            <text:p>0.52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2"/>
          <table:table-cell office:value-type="string">
            <text:p>max input current (A) (38.4)</text:p>
          </table:table-cell>
          <table:table-cell table:style-name="ce12" table:formula="of:=[.I$9]/[.$O14]" office:value-type="float" office:value="0.143229166666667">
            <text:p>0.14</text:p>
          </table:table-cell>
          <table:table-cell table:style-name="ce12" table:formula="of:=[.J$9]/[.$O14]" office:value-type="float" office:value="0.192708333333333">
            <text:p>0.19</text:p>
          </table:table-cell>
          <table:table-cell table:style-name="ce12" table:formula="of:=[.K$9]/[.$O14]" office:value-type="float" office:value="0.260416666666667">
            <text:p>0.26</text:p>
          </table:table-cell>
          <table:table-cell table:style-name="ce12" table:formula="of:=[.L$9]/[.$O14]" office:value-type="float" office:value="0.263541666666667">
            <text:p>0.26</text:p>
          </table:table-cell>
          <table:table-cell table:style-name="ce12" table:formula="of:=[.M$9]/[.$O14]" office:value-type="float" office:value="0.299479166666667">
            <text:p>0.30</text:p>
          </table:table-cell>
          <table:table-cell table:style-name="ce12" table:formula="of:=[.N$9]/[.$O14]" office:value-type="float" office:value="0.359375">
            <text:p>0.36</text:p>
          </table:table-cell>
          <table:table-cell office:value-type="float" office:value="38.4">
            <text:p>38.4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31" office:value-type="string">
            <text:p>Ron</text:p>
          </table:table-cell>
          <table:table-cell table:style-name="ce48" office:value-type="float" office:value="150000">
            <text:p>150,000.00</text:p>
          </table:table-cell>
          <table:table-cell table:style-name="ce31" table:formula="of:=[.C15]/1000" office:value-type="float" office:value="150">
            <text:p>150</text:p>
          </table:table-cell>
          <table:table-cell table:style-name="ce31" office:value-type="string">
            <text:p>kOhm</text:p>
          </table:table-cell>
          <table:table-cell/>
          <table:table-cell table:style-name="Default"/>
          <table:table-cell office:value-type="string">
            <text:p>max input current (A) (12)</text:p>
          </table:table-cell>
          <table:table-cell table:style-name="ce12" table:formula="of:=[.I$9]/[.$O15]" office:value-type="float" office:value="0.458333333333333">
            <text:p>0.46</text:p>
          </table:table-cell>
          <table:table-cell table:style-name="ce12" table:formula="of:=[.J$9]/[.$O15]" office:value-type="float" office:value="0.616666666666667">
            <text:p>0.62</text:p>
          </table:table-cell>
          <table:table-cell table:style-name="ce12" table:formula="of:=[.K$9]/[.$O15]" office:value-type="float" office:value="0.833333333333333">
            <text:p>0.83</text:p>
          </table:table-cell>
          <table:table-cell table:style-name="ce12" table:formula="of:=[.L$9]/[.$O15]" office:value-type="float" office:value="0.843333333333333">
            <text:p>0.84</text:p>
          </table:table-cell>
          <table:table-cell table:style-name="ce12" table:formula="of:=[.M$9]/[.$O15]" office:value-type="float" office:value="0.958333333333333">
            <text:p>0.96</text:p>
          </table:table-cell>
          <table:table-cell table:style-name="ce12" table:formula="of:=[.N$9]/[.$O15]" office:value-type="float" office:value="1.15">
            <text:p>1.15</text:p>
          </table:table-cell>
          <table:table-cell office:value-type="float" office:value="12">
            <text:p>1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5" office:value-type="string">
            <text:p>ton</text:p>
          </table:table-cell>
          <table:table-cell table:style-name="ce25" table:formula="of:=(9.92*10^-12*([.C4]+0.65)*[.C15])/([.C3]-1.5)+1.75*10^-7" office:value-type="float" office:value="0.000000488805940594059">
            <text:p>4.88805940594059E-007</text:p>
          </table:table-cell>
          <table:table-cell table:style-name="ce48" table:formula="of:=[.C16]*1000000000" office:value-type="float" office:value="488.805940594059">
            <text:p>488.81</text:p>
          </table:table-cell>
          <table:table-cell table:style-name="ce25" office:value-type="string">
            <text:p>ns</text:p>
          </table:table-cell>
          <table:table-cell/>
          <table:table-cell table:style-name="Default"/>
          <table:table-cell office:value-type="string">
            <text:p>max input current (A) (52)</text:p>
          </table:table-cell>
          <table:table-cell table:style-name="ce12" table:formula="of:=[.I$9]/[.$O16]" office:value-type="float" office:value="0.105769230769231">
            <text:p>0.11</text:p>
          </table:table-cell>
          <table:table-cell table:style-name="ce12" table:formula="of:=[.J$9]/[.$O16]" office:value-type="float" office:value="0.142307692307692">
            <text:p>0.14</text:p>
          </table:table-cell>
          <table:table-cell table:style-name="ce12" table:formula="of:=[.K$9]/[.$O16]" office:value-type="float" office:value="0.192307692307692">
            <text:p>0.19</text:p>
          </table:table-cell>
          <table:table-cell table:style-name="ce12" table:formula="of:=[.L$9]/[.$O16]" office:value-type="float" office:value="0.194615384615385">
            <text:p>0.19</text:p>
          </table:table-cell>
          <table:table-cell table:style-name="ce12" table:formula="of:=[.M$9]/[.$O16]" office:value-type="float" office:value="0.221153846153846">
            <text:p>0.22</text:p>
          </table:table-cell>
          <table:table-cell table:style-name="ce12" table:formula="of:=[.N$9]/[.$O16]" office:value-type="float" office:value="0.265384615384615">
            <text:p>0.27</text:p>
          </table:table-cell>
          <table:table-cell office:value-type="float" office:value="52">
            <text:p>52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31" office:value-type="string">
            <text:p>fsw</text:p>
          </table:table-cell>
          <table:table-cell table:style-name="ce25" table:formula="of:=([.C8]*([.C3]-1.5)/(9.92*10^-12*([.C4]+0.65)*[.C15]+1.75*10^-7*([.C3]-1.5)))" office:value-type="float" office:value="419803.228842392">
            <text:p>419803.228842392</text:p>
          </table:table-cell>
          <table:table-cell table:style-name="ce55" table:formula="of:=[.C17]/1000" office:value-type="float" office:value="419.803228842391">
            <text:p>419.80</text:p>
          </table:table-cell>
          <table:table-cell table:style-name="ce31" office:value-type="string">
            <text:p>kHz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5" office:value-type="string">
            <text:p>L Ripple</text:p>
          </table:table-cell>
          <table:table-cell table:style-name="ce25" office:value-type="float" office:value="0.4">
            <text:p>0.4</text:p>
          </table:table-cell>
          <table:table-cell table:style-name="ce25" office:value-type="string">
            <text:p>pp</text:p>
          </table:table-cell>
          <table:table-cell table:style-name="ce25"/>
          <table:table-cell table:number-columns-repeated="3"/>
          <table:table-cell office:value-type="string">
            <text:p>Amps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table:number-columns-repeated="1007"/>
        </table:table-row>
        <table:table-row table:style-name="ro1">
          <table:table-cell table:style-name="ce25"/>
          <table:table-cell table:style-name="ce25" office:value-type="string">
            <text:p>dIL</text:p>
          </table:table-cell>
          <table:table-cell table:style-name="ce25" table:formula="of:=[.C18]*1.5" office:value-type="float" office:value="0.6">
            <text:p>0.6</text:p>
          </table:table-cell>
          <table:table-cell table:style-name="ce25" office:value-type="string">
            <text:p>A</text:p>
          </table:table-cell>
          <table:table-cell table:style-name="ce25"/>
          <table:table-cell table:number-columns-repeated="3"/>
          <table:table-cell office:value-type="string">
            <text:p>% lumens</text:p>
          </table:table-cell>
          <table:table-cell table:style-name="ce32" office:value-type="percentage" office:value="1">
            <text:p>100.00%</text:p>
          </table:table-cell>
          <table:table-cell table:style-name="ce32" office:value-type="percentage" office:value="1.75">
            <text:p>175.00%</text:p>
          </table:table-cell>
          <table:table-cell table:style-name="ce32" office:value-type="percentage" office:value="1.5">
            <text:p>150.00%</text:p>
          </table:table-cell>
          <table:table-cell table:style-name="ce32" office:value-type="percentage" office:value="1.9">
            <text:p>190.00%</text:p>
          </table:table-cell>
          <table:table-cell table:style-name="ce32" office:value-type="percentage" office:value="2.35">
            <text:p>235.00%</text:p>
          </table:table-cell>
          <table:table-cell table:style-name="ce32" office:value-type="percentage" office:value="2.6">
            <text:p>260.00%</text:p>
          </table:table-cell>
          <table:table-cell table:style-name="ce32" office:value-type="percentage" office:value="2.85">
            <text:p>285.00%</text:p>
          </table:table-cell>
          <table:table-cell table:style-name="ce32" office:value-type="percentage" office:value="3.25">
            <text:p>325.00%</text:p>
          </table:table-cell>
          <table:table-cell table:number-columns-repeated="1007"/>
        </table:table-row>
        <table:table-row table:style-name="ro2">
          <table:table-cell table:style-name="ce25"/>
          <table:table-cell table:style-name="ce31" office:value-type="string">
            <text:p>Lmin</text:p>
          </table:table-cell>
          <table:table-cell table:style-name="ce25" table:formula="of:=([.C3]-[.C4])/[.C19]*[.C16]" office:value-type="float" office:value="0.0000342164158415841">
            <text:p>3.42164158415841E-005</text:p>
          </table:table-cell>
          <table:table-cell table:style-name="ce55" table:formula="of:=[.C20]*10^6" office:value-type="float" office:value="34.2164158415842">
            <text:p>34.22</text:p>
          </table:table-cell>
          <table:table-cell table:style-name="ce31" office:value-type="string">
            <text:p>uH</text:p>
          </table:table-cell>
          <table:table-cell/>
          <table:table-cell office:value-type="string">
            <text:p>cold white</text:p>
          </table:table-cell>
          <table:table-cell table:style-name="ce57" office:value-type="string">
            <text:p>CREE XTE-W390</text:p>
          </table:table-cell>
          <table:table-cell office:value-type="string">
            <text:p>lumens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693">
            <text:p>693</text:p>
          </table:table-cell>
          <table:table-cell table:style-name="ce33" table:formula="of:=[.$J20]*[.L$19]" office:value-type="float" office:value="585">
            <text:p>585</text:p>
          </table:table-cell>
          <table:table-cell table:style-name="ce33" table:formula="of:=[.$J20]*[.M$19]" office:value-type="float" office:value="741">
            <text:p>741</text:p>
          </table:table-cell>
          <table:table-cell table:style-name="ce33" table:formula="of:=[.$J20]*[.N$19]" office:value-type="float" office:value="916.5">
            <text:p>917</text:p>
          </table:table-cell>
          <table:table-cell table:style-name="ce33" table:formula="of:=[.$J20]*[.O$19]" office:value-type="float" office:value="1014">
            <text:p>1014</text:p>
          </table:table-cell>
          <table:table-cell table:style-name="ce33" table:formula="of:=[.$J20]*[.P$19]" office:value-type="float" office:value="1111.5">
            <text:p>1112</text:p>
          </table:table-cell>
          <table:table-cell table:style-name="ce33" table:formula="of:=[.$J20]*[.Q$19]" office:value-type="float" office:value="1267.5">
            <text:p>1268</text:p>
          </table:table-cell>
          <table:table-cell table:number-columns-repeated="1007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5" office:value-type="string">
            <text:p>IL</text:p>
          </table:table-cell>
          <table:table-cell table:style-name="ce25" office:value-type="float" office:value="1.5">
            <text:p>1.5</text:p>
          </table:table-cell>
          <table:table-cell table:style-name="ce25" office:value-type="string">
            <text:p>A</text:p>
          </table:table-cell>
          <table:table-cell table:style-name="ce25"/>
          <table:table-cell/>
          <table:table-cell office:value-type="string">
            <text:p>neutral white</text:p>
          </table:table-cell>
          <table:table-cell office:value-type="string">
            <text:p>Luxeon Rebel – 07007-PW740-N</text:p>
          </table:table-cell>
          <table:table-cell office:value-type="string">
            <text:p>lumens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567">
            <text:p>567</text:p>
          </table:table-cell>
          <table:table-cell table:style-name="ce33" table:formula="of:=[.$J21]*[.L$19]" office:value-type="float" office:value="472.5">
            <text:p>473</text:p>
          </table:table-cell>
          <table:table-cell table:style-name="ce33" table:formula="of:=[.$J21]*[.M$19]" office:value-type="float" office:value="598.5">
            <text:p>599</text:p>
          </table:table-cell>
          <table:table-cell table:style-name="ce33" table:formula="of:=[.$J21]*[.N$19]" office:value-type="float" office:value="740.25">
            <text:p>740</text:p>
          </table:table-cell>
          <table:table-cell table:style-name="ce33" table:formula="of:=[.$J21]*[.O$19]" office:value-type="float" office:value="819">
            <text:p>819</text:p>
          </table:table-cell>
          <table:table-cell table:style-name="ce33" table:formula="of:=[.$J21]*[.P$19]" office:value-type="float" office:value="897.75">
            <text:p>898</text:p>
          </table:table-cell>
          <table:table-cell table:style-name="ce33" table:formula="of:=[.$J21]*[.Q$19]" office:value-type="float" office:value="1023.75">
            <text:p>1024</text:p>
          </table:table-cell>
          <table:table-cell table:number-columns-repeated="1007"/>
        </table:table-row>
        <table:table-row table:style-name="ro1">
          <table:table-cell table:style-name="ce25"/>
          <table:table-cell table:style-name="ce25" office:value-type="string">
            <text:p>Ilpeak</text:p>
          </table:table-cell>
          <table:table-cell table:style-name="ce25" table:formula="of:=[.C21]+0.5*[.C18]" office:value-type="float" office:value="1.7">
            <text:p>1.7</text:p>
          </table:table-cell>
          <table:table-cell table:style-name="ce25" office:value-type="string">
            <text:p>A</text:p>
          </table:table-cell>
          <table:table-cell table:style-name="ce25"/>
          <table:table-cell/>
          <table:table-cell office:value-type="string">
            <text:p><text:s/>warm white</text:p>
          </table:table-cell>
          <table:table-cell table:style-name="ce27" office:value-type="string">
            <text:p>CREEXTE-WW300 </text:p>
          </table:table-cell>
          <table:table-cell office:value-type="string">
            <text:p>lumens</text:p>
          </table:table-cell>
          <table:table-cell table:style-name="ce33" office:value-type="float" office:value="320">
            <text:p>320</text:p>
          </table:table-cell>
          <table:table-cell table:style-name="ce33" office:value-type="float" office:value="534">
            <text:p>534</text:p>
          </table:table-cell>
          <table:table-cell table:style-name="ce33" table:formula="of:=[.$J22]*[.L$19]" office:value-type="float" office:value="480">
            <text:p>480</text:p>
          </table:table-cell>
          <table:table-cell table:style-name="ce33" table:formula="of:=[.$J22]*[.M$19]" office:value-type="float" office:value="608">
            <text:p>608</text:p>
          </table:table-cell>
          <table:table-cell table:style-name="ce33" table:formula="of:=[.$J22]*[.N$19]" office:value-type="float" office:value="752">
            <text:p>752</text:p>
          </table:table-cell>
          <table:table-cell table:style-name="ce33" table:formula="of:=[.$J22]*[.O$19]" office:value-type="float" office:value="832">
            <text:p>832</text:p>
          </table:table-cell>
          <table:table-cell table:style-name="ce33" table:formula="of:=[.$J22]*[.P$19]" office:value-type="float" office:value="912">
            <text:p>912</text:p>
          </table:table-cell>
          <table:table-cell table:style-name="ce33" table:formula="of:=[.$J22]*[.Q$19]" office:value-type="float" office:value="1040">
            <text:p>1040</text:p>
          </table:table-cell>
          <table:table-cell table:number-columns-repeated="1007"/>
        </table:table-row>
        <table:table-row table:style-name="ro1">
          <table:table-cell table:style-name="ce25"/>
          <table:table-cell table:style-name="ce25" office:value-type="string">
            <text:p>rD</text:p>
          </table:table-cell>
          <table:table-cell table:style-name="ce25" office:value-type="float" office:value="0.25">
            <text:p>0.25</text:p>
          </table:table-cell>
          <table:table-cell table:style-name="ce25" office:value-type="string">
            <text:p>ohms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5" office:value-type="string">
            <text:p>Ifr</text:p>
          </table:table-cell>
          <table:table-cell table:style-name="ce25" office:value-type="float" office:value="0.11">
            <text:p>0.11</text:p>
          </table:table-cell>
          <table:table-cell table:style-name="ce25" office:value-type="string">
            <text:p>ripple current %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6"/>
          <table:table-cell table:style-name="ce25" office:value-type="string">
            <text:p>dIf</text:p>
          </table:table-cell>
          <table:table-cell table:style-name="ce25" table:formula="of:=[.C24]*[.C6]" office:value-type="float" office:value="0.11">
            <text:p>0.11</text:p>
          </table:table-cell>
          <table:table-cell table:style-name="ce25" office:value-type="string">
            <text:p>A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/>
          <table:table-cell table:style-name="ce25" office:value-type="string">
            <text:p>Zc</text:p>
          </table:table-cell>
          <table:table-cell table:style-name="ce25" table:formula="of:=[.C25]/([.C19]-[.C25])*[.C23]" office:value-type="float" office:value="0.0561224489795918">
            <text:p>0.056122449</text:p>
          </table:table-cell>
          <table:table-cell table:style-name="ce25" office:value-type="string">
            <text:p>ohms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/>
          <table:table-cell table:style-name="ce31" office:value-type="string">
            <text:p>Co</text:p>
          </table:table-cell>
          <table:table-cell table:style-name="ce25" table:formula="of:=1/(2*PI()*[.C26]*[.C17])" office:value-type="float" office:value="0.00000675519271515286">
            <text:p>6.75519271515286E-006</text:p>
          </table:table-cell>
          <table:table-cell table:style-name="ce55" table:formula="of:=[.C27]*10^6" office:value-type="float" office:value="6.75519271515286">
            <text:p>6.76</text:p>
          </table:table-cell>
          <table:table-cell table:style-name="ce31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1">
          <table:table-cell table:style-name="ce25" office:value-type="float" office:value="0.04">
            <text:p>0.04</text:p>
          </table:table-cell>
          <table:table-cell table:style-name="ce47" office:value-type="string">
            <text:p>dVin</text:p>
          </table:table-cell>
          <table:table-cell table:style-name="ce25" table:formula="of:=[.C3]*[.A28]" office:value-type="float" office:value="2.08">
            <text:p>2.08</text:p>
          </table:table-cell>
          <table:table-cell table:style-name="ce25" office:value-type="string">
            <text:p>V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/>
          <table:table-cell table:style-name="ce31" office:value-type="string">
            <text:p>CinMin</text:p>
          </table:table-cell>
          <table:table-cell table:style-name="ce25" table:formula="of:=[.C6]*[.C16]/[.C28]" office:value-type="float" office:value="0.000000235002856054836">
            <text:p>0.000000235</text:p>
          </table:table-cell>
          <table:table-cell table:style-name="ce31" table:formula="of:=[.C29]*10^6" office:value-type="float" office:value="0.235002856054836">
            <text:p>0.2350028561</text:p>
          </table:table-cell>
          <table:table-cell table:style-name="ce31" office:value-type="string">
            <text:p>uF</text:p>
          </table:table-cell>
          <table:table-cell office:value-type="string">
            <text:p>X7R</text:p>
          </table:table-cell>
          <table:table-cell office:value-type="string">
            <text:p>&gt; 100 V rating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31" office:value-type="string">
            <text:p>CB</text:p>
          </table:table-cell>
          <table:table-cell table:style-name="ce25" office:value-type="float" office:value="22">
            <text:p>22</text:p>
          </table:table-cell>
          <table:table-cell table:style-name="ce25"/>
          <table:table-cell table:style-name="ce25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1017"/>
        </table:table-row>
        <table:table-row table:style-name="ro2">
          <table:table-cell table:style-name="ce25"/>
          <table:table-cell table:style-name="ce31" office:value-type="string">
            <text:p>CF</text:p>
          </table:table-cell>
          <table:table-cell table:style-name="ce25" office:value-type="float" office:value="100">
            <text:p>100</text:p>
          </table:table-cell>
          <table:table-cell table:style-name="ce25"/>
          <table:table-cell table:style-name="ce25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3"/>
          <table:table-cell office:value-type="float" office:value="0.27">
            <text:p>0.27</text:p>
          </table:table-cell>
          <table:table-cell table:formula="of:=([.K31]*[.K32])/([.K31]+[.K32])" office:value-type="float" office:value="0.135">
            <text:p>0.135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1" office:value-type="string">
            <text:p>CC</text:p>
          </table:table-cell>
          <table:table-cell table:style-name="ce25" office:value-type="float" office:value="100">
            <text:p>100</text:p>
          </table:table-cell>
          <table:table-cell table:style-name="ce25"/>
          <table:table-cell table:style-name="ce25" office:value-type="string">
            <text:p>nF</text:p>
          </table:table-cell>
          <table:table-cell office:value-type="string">
            <text:p>X7R</text:p>
          </table:table-cell>
          <table:table-cell office:value-type="string">
            <text:p>&gt; 25 V rating</text:p>
          </table:table-cell>
          <table:table-cell table:number-columns-repeated="3"/>
          <table:table-cell office:value-type="float" office:value="0.27">
            <text:p>0.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4" office:value-type="string">
            <text:p>Power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Units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o</text:p>
          </table:table-cell>
          <table:table-cell table:style-name="ce25" office:value-type="string">
            <text:p>output</text:p>
          </table:table-cell>
          <table:table-cell table:style-name="ce25" table:formula="of:=[.C6]*[.C4]" office:value-type="float" office:value="10">
            <text:p>10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c</text:p>
          </table:table-cell>
          <table:table-cell table:style-name="ce25" office:value-type="string">
            <text:p>conduction loss</text:p>
          </table:table-cell>
          <table:table-cell table:style-name="ce52" table:formula="of:=[.C5]*[.C8]*[.C6]^2" office:value-type="float" office:value="0.153901734104046">
            <text:p>0.1539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g</text:p>
          </table:table-cell>
          <table:table-cell table:style-name="ce25" office:value-type="string">
            <text:p>gate driver</text:p>
          </table:table-cell>
          <table:table-cell table:style-name="ce53" table:formula="of:=(600*10^-6+[.C17]*9*10^-9)*[.C3]" office:value-type="float" office:value="0.227667911098239">
            <text:p>0.2277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s</text:p>
          </table:table-cell>
          <table:table-cell table:style-name="ce25" office:value-type="string">
            <text:p>switch loss</text:p>
          </table:table-cell>
          <table:table-cell table:style-name="ce53" table:formula="of:=0.5*[.C3]*[.C6]*(40*10^-9)*[.C17]" office:value-type="float" office:value="0.436595357996087">
            <text:p>0.4366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independent</text:p>
          </table:table-cell>
          <table:table-cell table:style-name="ce25" office:value-type="string">
            <text:p>inductor DCR</text:p>
          </table:table-cell>
          <table:table-cell table:style-name="ce53" office:value-type="float" office:value="0.056">
            <text:p>0.0560</text:p>
          </table:table-cell>
          <table:table-cell table:style-name="ce25" office:value-type="string">
            <text:p>ohms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L</text:p>
          </table:table-cell>
          <table:table-cell table:style-name="ce25" office:value-type="string">
            <text:p>inductor loss</text:p>
          </table:table-cell>
          <table:table-cell table:style-name="ce25" table:formula="of:=[.C39]*[.C6]^2" office:value-type="float" office:value="0.056">
            <text:p>0.056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office:value-type="string">
            <text:p>Psns</text:p>
          </table:table-cell>
          <table:table-cell table:style-name="ce25" office:value-type="string">
            <text:p>current Rsns</text:p>
          </table:table-cell>
          <table:table-cell table:style-name="ce25" table:formula="of:=[.C10]" office:value-type="float" office:value="0.2">
            <text:p>0.2</text:p>
          </table:table-cell>
          <table:table-cell table:style-name="ce25" office:value-type="string">
            <text:p>W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31"/>
          <table:table-cell table:style-name="ce31" office:value-type="string">
            <text:p>Efficiency</text:p>
          </table:table-cell>
          <table:table-cell table:style-name="ce54" table:formula="of:=[.C35]/([.C35]+[.C36]+[.C37]+[.C38]+[.C40]+[.C41])" office:value-type="percentage" office:value="0.903002618898297">
            <text:p>90.30%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 table:style-name="ce25"/>
          <table:table-cell table:style-name="ce25" office:value-type="string">
            <text:p>Trise</text:p>
          </table:table-cell>
          <table:table-cell table:style-name="ce51" table:formula="of:=([.C36]+[.C37]+[.C38])*50" office:value-type="float" office:value="40.9082501599186">
            <text:p>40.91</text:p>
          </table:table-cell>
          <table:table-cell table:style-name="ce25" office:value-type="string">
            <text:p>degrees C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25" table:number-columns-repeated="5"/>
          <table:table-cell table:number-columns-repeated="1019"/>
        </table:table-row>
        <table:table-row table:style-name="ro1">
          <table:table-cell table:style-name="ce25"/>
          <table:table-cell table:style-name="ce25" office:value-type="string">
            <text:p>Power when Off</text:p>
          </table:table-cell>
          <table:table-cell table:style-name="ce25" office:value-type="string">
            <text:p>Ioff</text:p>
          </table:table-cell>
          <table:table-cell table:style-name="ce56" table:formula="of:=[.C3]/[.C15]" office:value-type="float" office:value="0.000346666666666667">
            <text:p>0.000</text:p>
          </table:table-cell>
          <table:table-cell table:style-name="ce25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25" office:value-type="string">
            <text:p>Poff</text:p>
          </table:table-cell>
          <table:table-cell table:style-name="ce56" table:formula="of:=[.D45]*[.C3]*1000" office:value-type="float" office:value="18.0266666666667">
            <text:p>18.027</text:p>
          </table:table-cell>
          <table:table-cell table:style-name="ce25" office:value-type="string">
            <text:p>mW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55_Timer" table:style-name="ta1" table:print="false">
        <table:table-column table:style-name="co11" table:default-cell-style-name="ce34"/>
        <table:table-column table:style-name="co1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1 Time Constant Factor:</text:p>
          </table:table-cell>
          <table:table-cell office:value-type="float" office:value="0.693">
            <text:p>0.6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5" office:value-type="string">
            <text:p>Flashing Circu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st Cycle</text:p>
          </table:table-cell>
          <table:table-cell office:value-type="string">
            <text:p>Slower cyc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R1 (ohms)</text:p>
          </table:table-cell>
          <table:table-cell table:number-columns-repeated="2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R2 (ohms)</text:p>
          </table:table-cell>
          <table:table-cell table:number-columns-repeated="2" office:value-type="float" office:value="499000">
            <text:p>499000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>
            <text:p>C1 (uF)</text:p>
          </table:table-cell>
          <table:table-cell office:value-type="float" office:value="4.7">
            <text:p>4.7</text:p>
          </table:table-cell>
          <table:table-cell table:style-name="ce36"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On Period</text:p>
          </table:table-cell>
          <table:table-cell table:style-name="ce34" office:value-type="string">
            <text:p>T1 (s)</text:p>
          </table:table-cell>
          <table:table-cell table:style-name="ce12" table:formula="of:=[.$C$1]*([.C5]+[.C6])*[.C7]*10^-6" office:value-type="float" office:value="1.9510029">
            <text:p>1.95</text:p>
          </table:table-cell>
          <table:table-cell table:style-name="ce12" table:formula="of:=[.$C$1]*([.D5]+[.D6])*[.D7]*10^-6" office:value-type="float" office:value="0.09132354">
            <text:p>0.09</text:p>
          </table:table-cell>
          <table:table-cell table:style-name="ce12"/>
          <table:table-cell table:style-name="ce38"/>
        </table:table-row>
        <table:table-row table:style-name="ro1">
          <table:table-cell office:value-type="string">
            <text:p>Off Period</text:p>
          </table:table-cell>
          <table:table-cell table:style-name="ce34" office:value-type="string">
            <text:p>T2 (s)</text:p>
          </table:table-cell>
          <table:table-cell table:style-name="ce12" table:formula="of:=[.$C$1]*([.C6])*[.C7]*10^-6" office:value-type="float" office:value="1.6252929">
            <text:p>1.63</text:p>
          </table:table-cell>
          <table:table-cell table:style-name="ce12" table:formula="of:=[.$C$1]*([.D6])*[.D7]*10^-6" office:value-type="float" office:value="0.07607754">
            <text:p>0.08</text:p>
          </table:table-cell>
          <table:table-cell table:style-name="ce12"/>
          <table:table-cell table:style-name="ce38"/>
        </table:table-row>
        <table:table-row table:style-name="ro1">
          <table:table-cell/>
          <table:table-cell table:style-name="ce34" office:value-type="string">
            <text:p>T (s)</text:p>
          </table:table-cell>
          <table:table-cell table:formula="of:=[.C8]+[.C9]" office:value-type="float" office:value="3.5762958">
            <text:p>3.5762958</text:p>
          </table:table-cell>
          <table:table-cell table:formula="of:=[.D8]+[.D9]" office:value-type="float" office:value="0.16740108">
            <text:p>0.16740108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F (Hz)</text:p>
          </table:table-cell>
          <table:table-cell table:style-name="ce12" table:formula="of:=1/[.C10]" office:value-type="float" office:value="0.279618928613232">
            <text:p>0.28</text:p>
          </table:table-cell>
          <table:table-cell table:style-name="ce37" table:formula="of:=1/[.D10]" office:value-type="float" office:value="5.97367711128268">
            <text:p>5.97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>
            <text:p>Duty Cycle</text:p>
          </table:table-cell>
          <table:table-cell table:style-name="ce32" table:formula="of:=([.C6]/([.C5]+2*[.C6]))" office:value-type="percentage" office:value="0.454462659380692">
            <text:p>45.45%</text:p>
          </table:table-cell>
          <table:table-cell table:style-name="ce32" table:formula="of:=([.D6]/([.D5]+2*[.D6]))" office:value-type="percentage" office:value="0.454462659380692">
            <text:p>45.45%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ts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36" office:value-type="string">
            <text:p>1000 mA version</text:p>
          </table:table-cell>
          <table:table-cell table:number-columns-repeated="6"/>
          <table:table-cell office:value-type="string">
            <text:p># of Boards Desired: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ce36" office:value-type="string">
            <text:p>LM3405 LED Driver</text:p>
          </table:table-cell>
          <table:table-cell table:number-columns-repeated="6"/>
          <table:table-cell office:value-type="string">
            <text:p># Spare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</text:p>
          </table:table-cell>
          <table:table-cell office:value-type="string">
            <text:p>cap</text:p>
          </table:table-cell>
          <table:table-cell office:value-type="string">
            <text:p>&gt; 7 uF</text:p>
          </table:table-cell>
          <table:table-cell office:value-type="string">
            <text:p>0805</text:p>
          </table:table-cell>
          <table:table-cell office:value-type="string">
            <text:p>&gt;25V, X5R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689">
            <text:p>$0.69</text:p>
          </table:table-cell>
          <table:table-cell office:value-type="string">
            <text:p>445-14423-1-ND</text:p>
          </table:table-cell>
          <table:table-cell office:value-type="float" office:value="3">
            <text:p>3</text:p>
          </table:table-cell>
          <table:table-cell table:formula="of:=[.$J$1]*[.G4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4]-[.J4]-[.L4])&lt;0;0;[.K4]-[.J4]-[.L4])" office:value-type="float" office:value="1">
            <text:p>1</text:p>
          </table:table-cell>
          <table:table-cell table:formula="of:=[.H4]*[.G4]" office:value-type="currency" office:currency="USD" office:value="0.689">
            <text:p>$0.6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, Rsw</text:p>
          </table:table-cell>
          <table:table-cell office:value-type="string">
            <text:p>res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string">
            <text:p>1/10w</text:p>
          </table:table-cell>
          <table:table-cell office:value-type="float" office:value="2">
            <text:p>2</text:p>
          </table:table-cell>
          <table:table-cell table:style-name="ce41" office:value-type="currency" office:currency="USD" office:value="0.011">
            <text:p>$0.01</text:p>
          </table:table-cell>
          <table:table-cell office:value-type="string">
            <text:p>311-1.0KGRCT-ND</text:p>
          </table:table-cell>
          <table:table-cell office:value-type="float" office:value="48">
            <text:p>48</text:p>
          </table:table-cell>
          <table:table-cell table:formula="of:=[.$J$1]*[.G5]+[.$J$2]" office:value-type="float" office:value="13">
            <text:p>13</text:p>
          </table:table-cell>
          <table:table-cell/>
          <table:table-cell table:formula="of:=IF(([.K5]-[.J5]-[.L5])&lt;0;0;[.K5]-[.J5]-[.L5])" office:value-type="float" office:value="0">
            <text:p>0</text:p>
          </table:table-cell>
          <table:table-cell table:formula="of:=[.H5]*[.G5]" office:value-type="currency" office:currency="USD" office:value="0.022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c, Cf, Cin</text:p>
          </table:table-cell>
          <table:table-cell office:value-type="string">
            <text:p>cap</text:p>
          </table:table-cell>
          <table:table-cell office:value-type="string">
            <text:p>0.1 uF</text:p>
          </table:table-cell>
          <table:table-cell office:value-type="float" office:value="603">
            <text:p>603</text:p>
          </table:table-cell>
          <table:table-cell office:value-type="string">
            <text:p>100 V, x7R</text:p>
          </table:table-cell>
          <table:table-cell office:value-type="float" office:value="3">
            <text:p>3</text:p>
          </table:table-cell>
          <table:table-cell table:style-name="ce41" office:value-type="currency" office:currency="USD" office:value="0.135">
            <text:p>$0.14</text:p>
          </table:table-cell>
          <table:table-cell office:value-type="string">
            <text:p>490-3285-1-ND</text:p>
          </table:table-cell>
          <table:table-cell office:value-type="float" office:value="2">
            <text:p>2</text:p>
          </table:table-cell>
          <table:table-cell table:formula="of:=[.$J$1]*[.G6]+[.$J$2]"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IF(([.K6]-[.J6]-[.L6])&lt;0;0;[.K6]-[.J6]-[.L6])" office:value-type="float" office:value="0">
            <text:p>0</text:p>
          </table:table-cell>
          <table:table-cell table:formula="of:=[.H6]*[.G6]" office:value-type="currency" office:currency="USD" office:value="0.405">
            <text:p>$0.4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n</text:p>
          </table:table-cell>
          <table:table-cell office:value-type="string">
            <text:p>res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1/10w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15">
            <text:p>$0.02</text:p>
          </table:table-cell>
          <table:table-cell office:value-type="string">
            <text:p>311-150KHRCT-ND</text:p>
          </table:table-cell>
          <table:table-cell office:value-type="float" office:value="23">
            <text:p>23</text:p>
          </table:table-cell>
          <table:table-cell table:formula="of:=[.$J$1]*[.G7]+[.$J$2]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([.K7]-[.J7]-[.L7])&lt;0;0;[.K7]-[.J7]-[.L7])" office:value-type="float" office:value="0">
            <text:p>0</text:p>
          </table:table-cell>
          <table:table-cell table:formula="of:=[.H7]*[.G7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b</text:p>
          </table:table-cell>
          <table:table-cell office:value-type="string">
            <text:p>cap</text:p>
          </table:table-cell>
          <table:table-cell office:value-type="string">
            <text:p>22 nF</text:p>
          </table:table-cell>
          <table:table-cell office:value-type="float" office:value="603">
            <text:p>603</text:p>
          </table:table-cell>
          <table:table-cell office:value-type="string">
            <text:p>25 V, x7R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38">
            <text:p>$0.04</text:p>
          </table:table-cell>
          <table:table-cell office:value-type="string">
            <text:p>1276-2000-1-ND</text:p>
          </table:table-cell>
          <table:table-cell office:value-type="float" office:value="8">
            <text:p>8</text:p>
          </table:table-cell>
          <table:table-cell table:formula="of:=[.$J$1]*[.G8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8]-[.J8]-[.L8])&lt;0;0;[.K8]-[.J8]-[.L8])" office:value-type="float" office:value="0">
            <text:p>0</text:p>
          </table:table-cell>
          <table:table-cell table:formula="of:=[.H8]*[.G8]" office:value-type="currency" office:currency="USD" office:value="0.038">
            <text:p>$0.0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TVS</text:p>
          </table:table-cell>
          <table:table-cell office:value-type="string">
            <text:p>64vwm</text:p>
          </table:table-cell>
          <table:table-cell office:value-type="string">
            <text:p>SMAJ64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36">
            <text:p>$0.36</text:p>
          </table:table-cell>
          <table:table-cell office:value-type="string">
            <text:p>SMAJ64ALFCT-ND</text:p>
          </table:table-cell>
          <table:table-cell office:value-type="float" office:value="8">
            <text:p>8</text:p>
          </table:table-cell>
          <table:table-cell table:formula="of:=[.$J$1]*[.G9]+[.$J$2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F(([.K9]-[.J9]-[.L9])&lt;0;0;[.K9]-[.J9]-[.L9])" office:value-type="float" office:value="0">
            <text:p>0</text:p>
          </table:table-cell>
          <table:table-cell table:formula="of:=[.H9]*[.G9]" office:value-type="currency" office:currency="USD" office:value="0.36">
            <text:p>$0.36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sns</text:p>
          </table:table-cell>
          <table:table-cell office:value-type="string">
            <text:p>res</text:p>
          </table:table-cell>
          <table:table-cell office:value-type="float" office:value="0.2">
            <text:p>0.2</text:p>
          </table:table-cell>
          <table:table-cell office:value-type="float" office:value="1210">
            <text:p>1210</text:p>
          </table:table-cell>
          <table:table-cell office:value-type="string">
            <text:p>½ W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25">
            <text:p>$0.25</text:p>
          </table:table-cell>
          <table:table-cell office:value-type="string">
            <text:p>RHM.36SCT-ND</text:p>
          </table:table-cell>
          <table:table-cell office:value-type="float" office:value="0">
            <text:p>0</text:p>
          </table:table-cell>
          <table:table-cell table:formula="of:=[.$J$1]*[.G10]+[.$J$2]"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IF(([.K10]-[.J10]-[.L10])&lt;0;0;[.K10]-[.J10]-[.L10])" office:value-type="float" office:value="0">
            <text:p>0</text:p>
          </table:table-cell>
          <table:table-cell table:style-name="ce41" office:value-type="currency" office:currency="USD" office:value="0.33">
            <text:p>$0.3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2A</text:p>
          </table:table-cell>
          <table:table-cell office:value-type="string">
            <text:p>SMAJ64</text:p>
          </table:table-cell>
          <table:table-cell office:value-type="string">
            <text:p>schottky, 2A, 60V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585">
            <text:p>$0.59</text:p>
          </table:table-cell>
          <table:table-cell office:value-type="string">
            <text:p>CMSH2-60</text:p>
          </table:table-cell>
          <table:table-cell office:value-type="float" office:value="8">
            <text:p>8</text:p>
          </table:table-cell>
          <table:table-cell table:formula="of:=[.$J$1]*[.G11]+[.$J$2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IF(([.K11]-[.J11]-[.L11])&lt;0;0;[.K11]-[.J11]-[.L11])" office:value-type="float" office:value="0">
            <text:p>0</text:p>
          </table:table-cell>
          <table:table-cell table:formula="of:=[.H11]*[.G11]" office:value-type="currency" office:currency="USD" office:value="0.585">
            <text:p>$0.5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LED driver</text:p>
          </table:table-cell>
          <table:table-cell office:value-type="string">
            <text:p>75V</text:p>
          </table:table-cell>
          <table:table-cell office:value-type="string">
            <text:p>14TSSOP</text:p>
          </table:table-cell>
          <table:table-cell office:value-type="string">
            <text:p>LM3406HV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2.59">
            <text:p>$2.59</text:p>
          </table:table-cell>
          <table:table-cell office:value-type="string">
            <text:p>LM3406HVMHX</text:p>
          </table:table-cell>
          <table:table-cell office:value-type="float" office:value="1">
            <text:p>1</text:p>
          </table:table-cell>
          <table:table-cell table:formula="of:=[.$J$1]*[.G12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2]-[.J12]-[.L12])&lt;0;0;[.K12]-[.J12]-[.L12])" office:value-type="float" office:value="0">
            <text:p>0</text:p>
          </table:table-cell>
          <table:table-cell table:formula="of:=[.H12]*[.G12]" office:value-type="currency" office:currency="USD" office:value="2.59">
            <text:p>$2.59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ind</text:p>
          </table:table-cell>
          <table:table-cell office:value-type="string">
            <text:p>33 uH</text:p>
          </table:table-cell>
          <table:table-cell office:value-type="string">
            <text:p>SMA</text:p>
          </table:table-cell>
          <table:table-cell office:value-type="string">
            <text:p>3.5A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93">
            <text:p>$0.93</text:p>
          </table:table-cell>
          <table:table-cell table:style-name="ce43" office:value-type="string">
            <text:p><text:a xlink:href="http://www.digikey.com/product-detail/en/SRR1280-330M/SRR1280-330MCT-ND/2127440">SRR1280-330MCT-ND</text:a> </text:p>
          </table:table-cell>
          <table:table-cell office:value-type="float" office:value="3">
            <text:p>3</text:p>
          </table:table-cell>
          <table:table-cell table:formula="of:=[.$J$1]*[.G13]+[.$J$2]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IF(([.K13]-[.J13]-[.L13])&lt;0;0;[.K13]-[.J13]-[.L13])" office:value-type="float" office:value="0">
            <text:p>0</text:p>
          </table:table-cell>
          <table:table-cell table:formula="of:=[.H13]*[.G13]" office:value-type="currency" office:currency="USD" office:value="0.93">
            <text:p>$0.9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41" office:value-type="currency" office:currency="USD" office:value="10">
            <text:p>$10.00</text:p>
          </table:table-cell>
          <table:table-cell/>
          <table:table-cell office:value-type="float" office:value="1">
            <text:p>1</text:p>
          </table:table-cell>
          <table:table-cell table:formula="of:=[.$J$1]*[.G14]+[.$J$2]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IF(([.K14]-[.J14]-[.L14])&lt;0;0;[.K14]-[.J14]-[.L14])" office:value-type="float" office:value="0">
            <text:p>0</text:p>
          </table:table-cell>
          <table:table-cell table:formula="of:=[.H14]*[.G14]" office:value-type="currency" office:currency="USD" office:value="10">
            <text:p>$10.00</text:p>
          </table:table-cell>
          <table:table-cell table:number-columns-repeated="1009"/>
        </table:table-row>
        <table:table-row table:style-name="ro1">
          <table:table-cell/>
          <table:table-cell table:style-name="ce36" office:value-type="string">
            <text:p>Total Cost:</text:p>
          </table:table-cell>
          <table:table-cell table:style-name="ce36" table:formula="of:=SUM([.N4:.N14])" office:value-type="currency" office:currency="USD" office:value="15.964">
            <text:p>$15.96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Purpose</text:p>
          </table:table-cell>
          <table:table-cell table:style-name="ce2" office:value-type="string">
            <text:p>Optional Components</text:p>
          </table:table-cell>
          <table:table-cell table:style-name="ce2" office:value-type="string">
            <text:p>Trade</text:p>
          </table:table-cell>
          <table:table-cell table:style-name="ce2" office:value-type="string">
            <text:p>Stock</text:p>
          </table:table-cell>
          <table:table-cell table:style-name="ce2" office:value-type="string">
            <text:p>Part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D1</text:p>
          </table:table-cell>
          <table:table-cell office:value-type="string">
            <text:p>Use B110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Rsns</text:p>
          </table:table-cell>
          <table:table-cell office:value-type="float" office:value="0.36">
            <text:p>0.36</text:p>
          </table:table-cell>
          <table:table-cell office:value-type="float" office:value="8">
            <text:p>8</text:p>
          </table:table-cell>
          <table:table-cell office:value-type="string">
            <text:p>RHM.36SCT-ND</text:p>
          </table:table-cell>
          <table:table-cell table:number-columns-repeated="1018"/>
        </table:table-row>
        <table:table-row table:style-name="ro1">
          <table:table-cell office:value-type="string">
            <text:p>550 mA version</text:p>
          </table:table-cell>
          <table:table-cell office:value-type="string">
            <text:p>Co</text:p>
          </table:table-cell>
          <table:table-cell office:value-type="string">
            <text:p>15 uF</text:p>
          </table:table-cell>
          <table:table-cell/>
          <table:table-cell office:value-type="string">
            <text:p>445-14423-1-ND</text:p>
          </table:table-cell>
          <table:table-cell office:value-type="string">
            <text:p>35 V, x5R, 0805</text:p>
          </table:table-cell>
          <table:table-cell table:number-columns-repeated="101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Rsns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string">
            <text:p>RHM.27SCT-ND</text:p>
          </table:table-cell>
          <table:table-cell table:number-columns-repeated="3"/>
          <table:table-cell table:style-name="ce2" office:value-type="string">
            <text:p>Type</text:p>
          </table:table-cell>
          <table:table-cell table:style-name="ce2" office:value-type="string">
            <text:p>Total Cost</text:p>
          </table:table-cell>
          <table:table-cell table:style-name="ce2" office:value-type="string">
            <text:p><text:s/>No Battery</text:p>
          </table:table-cell>
          <table:table-cell table:style-name="ce2" office:value-type="string">
            <text:p>Watts</text:p>
          </table:table-cell>
          <table:table-cell office:value-type="string">
            <text:p>Run time (h)</text:p>
          </table:table-cell>
          <table:table-cell office:value-type="string">
            <text:p>Wh</text:p>
          </table:table-cell>
          <table:table-cell table:style-name="ce2" office:value-type="string">
            <text:p>Volts</text:p>
          </table:table-cell>
          <table:table-cell table:style-name="ce2" office:value-type="string">
            <text:p>mAh</text:p>
          </table:table-cell>
          <table:table-cell table:number-columns-repeated="1007"/>
        </table:table-row>
        <table:table-row table:style-name="ro1">
          <table:table-cell office:value-type="string">
            <text:p>750 mA version</text:p>
          </table:table-cell>
          <table:table-cell office:value-type="string">
            <text:p>Co</text:p>
          </table:table-cell>
          <table:table-cell office:value-type="string">
            <text:p>10uF</text:p>
          </table:table-cell>
          <table:table-cell office:value-type="float" office:value="14">
            <text:p>14</text:p>
          </table:table-cell>
          <table:table-cell office:value-type="string">
            <text:p>445-5985-1-ND</text:p>
          </table:table-cell>
          <table:table-cell office:value-type="string">
            <text:p>25 V, x5R, 0805</text:p>
          </table:table-cell>
          <table:table-cell table:number-columns-repeated="2"/>
          <table:table-cell office:value-type="string">
            <text:p>Headlight on/off</text:p>
          </table:table-cell>
          <table:table-cell table:formula="of:=[.C15]+[.C38]+[.C51]" office:value-type="currency" office:currency="USD" office:value="46.47">
            <text:p>$46.47</text:p>
          </table:table-cell>
          <table:table-cell/>
          <table:table-cell office:value-type="float" office:value="9.2">
            <text:p>9.2</text:p>
          </table:table-cell>
          <table:table-cell office:value-type="float" office:value="3.2">
            <text:p>3.2</text:p>
          </table:table-cell>
          <table:table-cell table:formula="of:=[.L22]*[.M22]" office:value-type="float" office:value="29.44">
            <text:p>29.44</text:p>
          </table:table-cell>
          <table:table-cell table:formula="of:=3.7*4" office:value-type="float" office:value="14.8">
            <text:p>14.8</text:p>
          </table:table-cell>
          <table:table-cell table:style-name="ce33" table:formula="of:=[.N22]/[.O22]*1000" office:value-type="float" office:value="1989.18918918919">
            <text:p>1989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1000 mA version</text:p>
          </table:table-cell>
          <table:table-cell office:value-type="string">
            <text:p>Rsns</text:p>
          </table:table-cell>
          <table:table-cell office:value-type="float" office:value="0.2">
            <text:p>0.2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"/>
          <table:table-cell table:number-columns-repeated="2"/>
          <table:table-cell office:value-type="string">
            <text:p>Headlight on/off/flash</text:p>
          </table:table-cell>
          <table:table-cell table:formula="of:=[.J22]+[.C51]" office:value-type="currency" office:currency="USD" office:value="52.113">
            <text:p>$52.11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battery/charger</text:p>
          </table:table-cell>
          <table:table-cell table:formula="of:=[.C64]" office:value-type="currency" office:currency="USD" office:value="31.83">
            <text:p>$31.83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office:value-type="string">
            <text:p>Total 1:</text:p>
          </table:table-cell>
          <table:table-cell table:formula="of:=[.J22]+[.J24]" office:value-type="currency" office:currency="USD" office:value="78.3">
            <text:p>$78.30</text:p>
          </table:table-cell>
          <table:table-cell table:style-name="ce42" office:value-type="string">
            <text:p>headlight/battery</text:p>
          </table:table-cell>
          <table:table-cell table:number-columns-repeated="1012"/>
        </table:table-row>
        <table:table-row table:style-name="ro1">
          <table:table-cell table:style-name="ce39" office:value-type="string">
            <text:p>Goal</text:p>
          </table:table-cell>
          <table:table-cell table:style-name="ce36" office:value-type="string">
            <text:p>Headlight Components</text:p>
          </table:table-cell>
          <table:table-cell table:style-name="ce2" office:value-type="string">
            <text:p>Cost per Item</text:p>
          </table:table-cell>
          <table:table-cell office:value-type="string">
            <text:p>Source</text:p>
          </table:table-cell>
          <table:table-cell table:number-columns-repeated="4"/>
          <table:table-cell office:value-type="string">
            <text:p>Total 2:</text:p>
          </table:table-cell>
          <table:table-cell table:formula="of:=[.J23]+[.J24]" office:value-type="currency" office:currency="USD" office:value="83.943">
            <text:p>$83.94</text:p>
          </table:table-cell>
          <table:table-cell table:style-name="ce42" office:value-type="string">
            <text:p>headlight/flash/battery</text:p>
          </table:table-cell>
          <table:table-cell table:number-columns-repeated="1012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ousing</text:p>
          </table:table-cell>
          <table:table-cell table:style-name="ce41" office:value-type="currency" office:currency="USD" office:value="6">
            <text:p>$6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Total 3:</text:p>
          </table:table-cell>
          <table:table-cell table:formula="of:=[.J22]" office:value-type="currency" office:currency="USD" office:value="46.47">
            <text:p>$46.47</text:p>
          </table:table-cell>
          <table:table-cell table:number-columns-repeated="1013"/>
        </table:table-row>
        <table:table-row table:style-name="ro1">
          <table:table-cell office:value-type="string">
            <text:p>Make Myself</text:p>
          </table:table-cell>
          <table:table-cell office:value-type="string">
            <text:p>heatsink</text:p>
          </table:table-cell>
          <table:table-cell table:style-name="ce41" office:value-type="currency" office:currency="USD" office:value="6.5">
            <text:p>$6.50</text:p>
          </table:table-cell>
          <table:table-cell office:value-type="string">
            <text:p>Hoffman</text:p>
          </table:table-cell>
          <table:table-cell table:number-columns-repeated="4"/>
          <table:table-cell table:style-name="Default" table:number-columns-repeated="2"/>
          <table:table-cell office:value-type="string">
            <text:p>Profit: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4.8 mm glass</text:p>
          </table:table-cell>
          <table:table-cell table:style-name="ce41" office:value-type="currency" office:currency="USD" office:value="0.75">
            <text:p>$0.75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1:</text:p>
          </table:table-cell>
          <table:table-cell table:style-name="ce41" office:value-type="currency" office:currency="USD" office:value="114">
            <text:p>$114.00</text:p>
          </table:table-cell>
          <table:table-cell table:formula="of:=[.J30]-[.J26]" office:value-type="currency" office:currency="USD" office:value="35.7">
            <text:p>$35.70</text:p>
          </table:table-cell>
          <table:table-cell table:number-columns-repeated="1012"/>
        </table:table-row>
        <table:table-row table:style-name="ro1">
          <table:table-cell office:value-type="string">
            <text:p>3D print</text:p>
          </table:table-cell>
          <table:table-cell office:value-type="string">
            <text:p>Fork Mount</text:p>
          </table:table-cell>
          <table:table-cell table:style-name="ce41" office:value-type="currency" office:currency="USD" office:value="5">
            <text:p>$5.00</text:p>
          </table:table-cell>
          <table:table-cell table:number-columns-repeated="5"/>
          <table:table-cell office:value-type="string">
            <text:p>Sell 2:</text:p>
          </table:table-cell>
          <table:table-cell table:style-name="ce41" office:value-type="currency" office:currency="USD" office:value="120">
            <text:p>$120.00</text:p>
          </table:table-cell>
          <table:table-cell table:formula="of:=[.J31]-[.J27]" office:value-type="currency" office:currency="USD" office:value="36.057">
            <text:p>$36.0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ew Style Hbar mount</text:p>
          </table:table-cell>
          <table:table-cell table:style-name="ce41" office:value-type="currency" office:currency="USD" office:value="9">
            <text:p>$9.00</text:p>
          </table:table-cell>
          <table:table-cell office:value-type="string">
            <text:p>Hoffman</text:p>
          </table:table-cell>
          <table:table-cell table:number-columns-repeated="4"/>
          <table:table-cell office:value-type="string">
            <text:p>Sell 3:</text:p>
          </table:table-cell>
          <table:table-cell table:style-name="ce41" office:value-type="currency" office:currency="USD" office:value="97">
            <text:p>$97.00</text:p>
          </table:table-cell>
          <table:table-cell table:formula="of:=[.J32]-[.J28]" office:value-type="currency" office:currency="USD" office:value="50.53">
            <text:p>$50.5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Old Style Hbar mount</text:p>
          </table:table-cell>
          <table:table-cell table:style-name="ce41" office:value-type="currency" office:currency="USD" office:value="1.5">
            <text:p>$1.50</text:p>
          </table:table-cell>
          <table:table-cell office:value-type="string">
            <text:p>Hoffma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>
            <text:p>SPST Switch</text:p>
          </table:table-cell>
          <table:table-cell table:style-name="ce41" office:value-type="currency" office:currency="USD" office:value="0.613">
            <text:p>$0.61</text:p>
          </table:table-cell>
          <table:table-cell office:value-type="string">
            <text:p>Digikey</text:p>
          </table:table-cell>
          <table:table-cell table:style-name="ce43" office:value-type="string">
            <text:p>CW183-ND 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Wire 2 conductor</text:p>
          </table:table-cell>
          <table:table-cell table:style-name="ce41" office:value-type="currency" office:currency="USD" office:value="1">
            <text:p>$1.00</text:p>
          </table:table-cell>
          <table:table-cell/>
          <table:table-cell office:value-type="string">
            <text:p>1.5 feet</text:p>
          </table:table-cell>
          <table:table-cell table:number-columns-repeated="1018"/>
        </table:table-row>
        <table:table-row table:style-name="ro1">
          <table:table-cell office:value-type="string">
            <text:p>est</text:p>
          </table:table-cell>
          <table:table-cell office:value-type="string">
            <text:p>DC connector</text:p>
          </table:table-cell>
          <table:table-cell table:style-name="ce41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6" office:value-type="string">
            <text:p>Complete Housing Cost</text:p>
          </table:table-cell>
          <table:table-cell table:style-name="ce36" table:formula="of:=[.C28]+[.C29]+[.C30]+[.C32]+[.C34]+[.C35]+[.C36]" office:value-type="currency" office:currency="USD" office:value="24.863">
            <text:p>$24.86</text:p>
          </table:table-cell>
          <table:table-cell table:style-name="ce42" table:formula="of:=[.B32]" office:value-type="string" office:string-value="New Style Hbar mount">
            <text:p>New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-[.C32]+[.C33]" office:value-type="currency" office:currency="USD" office:value="17.363">
            <text:p>$17.36</text:p>
          </table:table-cell>
          <table:table-cell table:style-name="ce42" table:formula="of:=[.B33]" office:value-type="string" office:string-value="Old Style Hbar mount">
            <text:p>Old Style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+[.C31]" office:value-type="currency" office:currency="USD" office:value="29.863">
            <text:p>$29.86</text:p>
          </table:table-cell>
          <table:table-cell table:style-name="ce42" office:value-type="string">
            <text:p>Org Fork mount and Hbar mou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9]+[.C31]-[.C33]" office:value-type="currency" office:currency="USD" office:value="20.863">
            <text:p>$20.86</text:p>
          </table:table-cell>
          <table:table-cell table:style-name="ce42" office:value-type="string">
            <text:p>New Style fork mount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9" office:value-type="string">
            <text:p>Flashing PWM Circu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# per Board</text:p>
          </table:table-cell>
          <table:table-cell table:style-name="ce2" office:value-type="string">
            <text:p>Cost per Uni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Current Inventory</text:p>
          </table:table-cell>
          <table:table-cell table:style-name="ce2" office:value-type="string">
            <text:p># of Needed</text:p>
          </table:table-cell>
          <table:table-cell table:style-name="ce2" office:value-type="string">
            <text:p>On Order</text:p>
          </table:table-cell>
          <table:table-cell table:style-name="ce2" office:value-type="string">
            <text:p># to Order</text:p>
          </table:table-cell>
          <table:table-cell table:style-name="ce2" office:value-type="string">
            <text:p>Cost per Boar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555 Timer</text:p>
          </table:table-cell>
          <table:table-cell/>
          <table:table-cell office:value-type="string">
            <text:p>8-PDIP</text:p>
          </table:table-cell>
          <table:table-cell office:value-type="string">
            <text:p>100 kHz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38">
            <text:p>$0.38</text:p>
          </table:table-cell>
          <table:table-cell table:style-name="ce43" office:value-type="string">
            <text:p>296-1411-5-ND </text:p>
          </table:table-cell>
          <table:table-cell office:value-type="float" office:value="10">
            <text:p>10</text:p>
          </table:table-cell>
          <table:table-cell table:formula="of:=[.$J$1]*[.G45]+[.$J$2]" office:value-type="float" office:value="7">
            <text:p>7</text:p>
          </table:table-cell>
          <table:table-cell/>
          <table:table-cell table:formula="of:=IF(([.K45]-[.J45]-[.L45])&lt;0;0;[.K45]-[.J45]-[.L45])" office:value-type="float" office:value="0">
            <text:p>0</text:p>
          </table:table-cell>
          <table:table-cell table:formula="of:=[.H45]*[.G45]" office:value-type="currency" office:currency="USD" office:value="0.38">
            <text:p>$0.38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cap</text:p>
          </table:table-cell>
          <table:table-cell office:value-type="string">
            <text:p>0.01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17">
            <text:p>$0.17</text:p>
          </table:table-cell>
          <table:table-cell table:style-name="ce43" office:value-type="string">
            <text:p>399-7841-1-ND </text:p>
          </table:table-cell>
          <table:table-cell office:value-type="float" office:value="10">
            <text:p>10</text:p>
          </table:table-cell>
          <table:table-cell table:formula="of:=[.$J$1]*[.G46]+[.$J$2]" office:value-type="float" office:value="7">
            <text:p>7</text:p>
          </table:table-cell>
          <table:table-cell/>
          <table:table-cell table:formula="of:=IF(([.K46]-[.J46]-[.L46])&lt;0;0;[.K46]-[.J46]-[.L46])" office:value-type="float" office:value="0">
            <text:p>0</text:p>
          </table:table-cell>
          <table:table-cell table:formula="of:=[.H46]*[.G46]" office:value-type="currency" office:currency="USD" office:value="0.17">
            <text:p>$0.1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cap</text:p>
          </table:table-cell>
          <table:table-cell office:value-type="string">
            <text:p>0.22 uF</text:p>
          </table:table-cell>
          <table:table-cell office:value-type="string">
            <text:p>0603</text:p>
          </table:table-cell>
          <table:table-cell office:value-type="string">
            <text:p>16V, 10%</text:p>
          </table:table-cell>
          <table:table-cell office:value-type="float" office:value="1">
            <text:p>1</text:p>
          </table:table-cell>
          <table:table-cell table:style-name="ce41" office:value-type="currency" office:currency="USD" office:value="0.067">
            <text:p>$0.07</text:p>
          </table:table-cell>
          <table:table-cell table:style-name="ce43" office:value-type="string">
            <text:p>445-1318-1-ND </text:p>
          </table:table-cell>
          <table:table-cell office:value-type="float" office:value="20">
            <text:p>20</text:p>
          </table:table-cell>
          <table:table-cell table:formula="of:=[.$J$1]*[.G47]+[.$J$2]" office:value-type="float" office:value="7">
            <text:p>7</text:p>
          </table:table-cell>
          <table:table-cell/>
          <table:table-cell table:formula="of:=IF(([.K47]-[.J47]-[.L47])&lt;0;0;[.K47]-[.J47]-[.L47])" office:value-type="float" office:value="0">
            <text:p>0</text:p>
          </table:table-cell>
          <table:table-cell table:formula="of:=[.H47]*[.G47]" office:value-type="currency" office:currency="USD" office:value="0.067">
            <text:p>$0.0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1</text:p>
          </table:table-cell>
          <table:table-cell office:value-type="string">
            <text:p>res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011">
            <text:p>$0.01</text:p>
          </table:table-cell>
          <table:table-cell table:style-name="ce43" office:value-type="string">
            <text:p>311-100KGRCT-ND </text:p>
          </table:table-cell>
          <table:table-cell office:value-type="float" office:value="25">
            <text:p>25</text:p>
          </table:table-cell>
          <table:table-cell table:formula="of:=[.$J$1]*[.G48]+[.$J$2]" office:value-type="float" office:value="7">
            <text:p>7</text:p>
          </table:table-cell>
          <table:table-cell/>
          <table:table-cell table:formula="of:=IF(([.K48]-[.J48]-[.L48])&lt;0;0;[.K48]-[.J48]-[.L48])" office:value-type="float" office:value="0">
            <text:p>0</text:p>
          </table:table-cell>
          <table:table-cell table:formula="of:=[.H48]*[.G48]" office:value-type="currency" office:currency="USD" office:value="0.011">
            <text:p>$0.0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2</text:p>
          </table:table-cell>
          <table:table-cell office:value-type="string">
            <text:p>res</text:p>
          </table:table-cell>
          <table:table-cell office:value-type="string">
            <text:p>499k</text:p>
          </table:table-cell>
          <table:table-cell office:value-type="string">
            <text:p>0603</text:p>
          </table:table-cell>
          <table:table-cell/>
          <table:table-cell office:value-type="float" office:value="1">
            <text:p>1</text:p>
          </table:table-cell>
          <table:table-cell table:style-name="ce41" office:value-type="currency" office:currency="USD" office:value="0.015">
            <text:p>$0.02</text:p>
          </table:table-cell>
          <table:table-cell table:style-name="ce43" office:value-type="string">
            <text:p>311-499KHRCT-ND </text:p>
          </table:table-cell>
          <table:table-cell office:value-type="float" office:value="25">
            <text:p>25</text:p>
          </table:table-cell>
          <table:table-cell table:formula="of:=[.$J$1]*[.G49]+[.$J$2]" office:value-type="float" office:value="7">
            <text:p>7</text:p>
          </table:table-cell>
          <table:table-cell/>
          <table:table-cell table:formula="of:=IF(([.K49]-[.J49]-[.L49])&lt;0;0;[.K49]-[.J49]-[.L49])" office:value-type="float" office:value="0">
            <text:p>0</text:p>
          </table:table-cell>
          <table:table-cell table:formula="of:=[.H49]*[.G49]" office:value-type="currency" office:currency="USD" office:value="0.015">
            <text:p>$0.0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CB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41" office:value-type="currency" office:currency="USD" office:value="5">
            <text:p>$5.00</text:p>
          </table:table-cell>
          <table:table-cell/>
          <table:table-cell office:value-type="float" office:value="0">
            <text:p>0</text:p>
          </table:table-cell>
          <table:table-cell table:formula="of:=[.$J$1]*[.G50]+[.$J$2]" office:value-type="float" office:value="7">
            <text:p>7</text:p>
          </table:table-cell>
          <table:table-cell/>
          <table:table-cell table:formula="of:=IF(([.K50]-[.J50]-[.L50])&lt;0;0;[.K50]-[.J50]-[.L50])" office:value-type="float" office:value="7">
            <text:p>7</text:p>
          </table:table-cell>
          <table:table-cell table:formula="of:=[.H50]*[.G50]" office:value-type="currency" office:currency="USD" office:value="5">
            <text:p>$5.00</text:p>
          </table:table-cell>
          <table:table-cell table:number-columns-repeated="1009"/>
        </table:table-row>
        <table:table-row table:style-name="ro1">
          <table:table-cell/>
          <table:table-cell table:style-name="ce36" office:value-type="string">
            <text:p>Total Cost:</text:p>
          </table:table-cell>
          <table:table-cell table:style-name="ce36" table:formula="of:=SUM([.N45:.N50])" office:value-type="currency" office:currency="USD" office:value="5.643">
            <text:p>$5.6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$J$1]*[.G51]+[.$J$2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9" office:value-type="string">
            <text:p>Solo Battery Pack</text:p>
          </table:table-cell>
          <table:table-cell table:style-name="ce2" office:value-type="string">
            <text:p>Cost per Item</text:p>
          </table:table-cell>
          <table:table-cell table:style-name="ce2" office:value-type="string">
            <text:p>Source</text:p>
          </table:table-cell>
          <table:table-cell table:style-name="ce44" office:value-type="string">
            <text:p>Part #</text:p>
          </table:table-cell>
          <table:table-cell table:number-columns-repeated="1018"/>
        </table:table-row>
        <table:table-row table:style-name="ro1">
          <table:table-cell office:value-type="string">
            <text:p>14.8 V, 4S LiIon</text:p>
          </table:table-cell>
          <table:table-cell table:style-name="ce40" office:value-type="string">
            <text:p>BMS</text:p>
          </table:table-cell>
          <table:table-cell table:style-name="ce41" office:value-type="currency" office:currency="USD" office:value="6.75">
            <text:p>$6.75</text:p>
          </table:table-cell>
          <table:table-cell office:value-type="string">
            <text:p>battery space</text:p>
          </table:table-cell>
          <table:table-cell table:style-name="ce43" office:value-type="string">
            <text:p>PCB-S4A5-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el Gauge PCB, 14.8</text:p>
          </table:table-cell>
          <table:table-cell table:style-name="ce41" office:value-type="currency" office:currency="USD" office:value="7.95">
            <text:p>$7.95</text:p>
          </table:table-cell>
          <table:table-cell office:value-type="string">
            <text:p>battery space</text:p>
          </table:table-cell>
          <table:table-cell table:style-name="ce43" office:value-type="string">
            <text:p>PCB-4GS-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ustfire, 18650, 4 </text:p>
          </table:table-cell>
          <table:table-cell table:style-name="ce41" office:value-type="currency" office:currency="USD" office:value="16.42">
            <text:p>$16.42</text:p>
          </table:table-cell>
          <table:table-cell office:value-type="string">
            <text:p>deal extreme</text:p>
          </table:table-cell>
          <table:table-cell office:value-type="float" office:value="5790">
            <text:p>579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ost Converter</text:p>
          </table:table-cell>
          <table:table-cell table:style-name="ce41" office:value-type="currency" office:currency="USD" office:value="4.99">
            <text:p>$4.99</text:p>
          </table:table-cell>
          <table:table-cell office:value-type="string">
            <text:p>deal extreme</text:p>
          </table:table-cell>
          <table:table-cell office:value-type="float" office:value="149681">
            <text:p>14968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oltage Display</text:p>
          </table:table-cell>
          <table:table-cell table:style-name="ce41" office:value-type="currency" office:currency="USD" office:value="4.43">
            <text:p>$4.43</text:p>
          </table:table-cell>
          <table:table-cell office:value-type="string">
            <text:p>deal extreme</text:p>
          </table:table-cell>
          <table:table-cell office:value-type="float" office:value="163563">
            <text:p>16356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USB cable</text:p>
          </table:table-cell>
          <table:table-cell table:style-name="ce41" office:value-type="currency" office:currency="USD" office:value="4">
            <text:p>$4.00</text:p>
          </table:table-cell>
          <table:table-cell office:value-type="string">
            <text:p>deal extre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ylon Puch</text:p>
          </table:table-cell>
          <table:table-cell table:style-name="ce41" office:value-type="currency" office:currency="USD" office:value="1.99">
            <text:p>$1.99</text:p>
          </table:table-cell>
          <table:table-cell office:value-type="string">
            <text:p>deal extreme</text:p>
          </table:table-cell>
          <table:table-cell office:value-type="float" office:value="272128">
            <text:p>27212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Total 1:</text:p>
          </table:table-cell>
          <table:table-cell table:formula="of:=[.C55]+[.C56]+[.C57]+[.C58]+[.C60]+[.C61]" office:value-type="currency" office:currency="USD" office:value="42.1">
            <text:p>$42.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tal 2:</text:p>
          </table:table-cell>
          <table:table-cell table:formula="of:=[.C57]+[.C58]+[.C59]+[.C60]+[.C61]" office:value-type="currency" office:currency="USD" office:value="31.83">
            <text:p>$31.83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ttery_non_eBike" table:style-name="ta1" table:print="false">
        <table:table-column table:style-name="co1" table:number-columns-repeated="3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4"/>
          <table:table-cell table:style-name="ce2" office:value-type="string" table:number-columns-spanned="2" table:number-rows-spanned="1">
            <text:p>Run Time (hours)</text:p>
          </table:table-cell>
          <table:covered-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28" office:value-type="string">
            <text:p>Volts</text:p>
          </table:table-cell>
          <table:table-cell table:style-name="ce2" office:value-type="string">
            <text:p>Ah</text:p>
          </table:table-cell>
          <table:table-cell table:style-name="ce29" office:value-type="string">
            <text:p>Wh</text:p>
          </table:table-cell>
          <table:table-cell table:style-name="ce2" office:value-type="string">
            <text:p>Light Power (W)</text:p>
          </table:table-cell>
          <table:table-cell table:style-name="ce30" office:value-type="percentage" office:value="0.8">
            <text:p>80.00%</text:p>
          </table:table-cell>
          <table:table-cell table:style-name="ce30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stfire, 18650, 4 </text:p>
          </table:table-cell>
          <table:table-cell table:style-name="ce12" office:value-type="float" office:value="16.8">
            <text:p>16.80</text:p>
          </table:table-cell>
          <table:table-cell table:style-name="ce12" office:value-type="float" office:value="2.3">
            <text:p>2.30</text:p>
          </table:table-cell>
          <table:table-cell table:formula="of:=[.E4]*[.F4]" office:value-type="float" office:value="38.64">
            <text:p>38.64</text:p>
          </table:table-cell>
          <table:table-cell office:value-type="float" office:value="9.2">
            <text:p>9.2</text:p>
          </table:table-cell>
          <table:table-cell table:formula="of:=[.G4]/[.H4]*0.8" office:value-type="float" office:value="3.36">
            <text:p>3.36</text:p>
          </table:table-cell>
          <table:table-cell table:formula="of:=[.G4]/[.H4]" office:value-type="float" office:value="4.2">
            <text:p>4.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ED Stat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 – flashing</text:p>
          </table:table-cell>
          <table:table-cell office:value-type="string">
            <text:p>&lt; 11.9 V</text:p>
          </table:table-cell>
          <table:table-cell office:value-type="string">
            <text:p>rechar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11.8 – 14.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14.1 – 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14.9 – 15.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15.7 – 16.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&gt; 16.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vercharge</text:p>
          </table:table-cell>
          <table:table-cell table:formula="of:=4.35*4" office:value-type="float" office:value="17.4">
            <text:p>17.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ver-discharge</text:p>
          </table:table-cell>
          <table:table-cell table:formula="of:=2.4*4" office:value-type="float" office:value="9.6">
            <text:p>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harge Tim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in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Imax</text:p>
          </table:table-cell>
          <table:table-cell office:value-type="float" office:value="0.9">
            <text:p>0.9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Wmax</text:p>
          </table:table-cell>
          <table:table-cell table:formula="of:=[.E23]*[.E24]" office:value-type="float" office:value="4.5">
            <text:p>4.5</text:p>
          </table:table-cell>
          <table:table-cell office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out</text:p>
          </table:table-cell>
          <table:table-cell office:value-type="float" office:value="16.8">
            <text:p>16.8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efficiency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Iout</text:p>
          </table:table-cell>
          <table:table-cell table:style-name="ce12" table:formula="of:=[.E25]/[.E26]*[.E27]" office:value-type="float" office:value="0.254464285714286">
            <text:p>0.25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Tmax</text:p>
          </table:table-cell>
          <table:table-cell table:style-name="ce12" table:formula="of:=[.F4]/[.E28]" office:value-type="float" office:value="9.03859649122807">
            <text:p>9.04</text:p>
          </table:table-cell>
          <table:table-cell office:value-type="string">
            <text:p>hours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12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0:11:38.95</meta:creation-date>
    <dc:date>2016-05-29T12:11:43.58</dc:date>
    <meta:editing-duration>P21DT20H7M11S</meta:editing-duration>
    <meta:editing-cycles>101</meta:editing-cycles>
    <meta:generator>OpenOffice.org/3.4.1$Win32 OpenOffice.org_project/341m1$Build-9593</meta:generator>
    <meta:document-statistic meta:table-count="5" meta:cell-count="823" meta:object-count="0"/>
  </office:meta>
</office:document-meta>
</file>